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0af63" officeooo:paragraph-rsid="0010af63"/>
    </style:style>
    <style:style style:name="P2" style:family="paragraph" style:parent-style-name="Standard">
      <style:text-properties officeooo:rsid="0010afb3" officeooo:paragraph-rsid="0010afb3"/>
    </style:style>
    <style:style style:name="P3" style:family="paragraph" style:parent-style-name="Standard">
      <style:text-properties officeooo:rsid="0012aefc" officeooo:paragraph-rsid="0012ae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test RAT logbook.</text:p>
      <text:p text:style-name="P1"/>
      <text:p text:style-name="P1">10/9/2020 – Current Status.</text:p>
      <text:p text:style-name="P1"/>
      <text:p text:style-name="P1">All the different aspects of standardTF have now been implemented, including customXY, but the reflectivity calculation not yet successfully compiled, although the commit message says it has been compiled. Not sure about this discrepancy, but will try to resolve that today – i.e. full compile including customXY. Doing a git commit now with the message ‘staging commit’. We are on branch ‘master’</text:p>
      <text:p text:style-name="P1"/>
      <text:p text:style-name="P2">It doesn’t look like the compiling for matlabEngineCaller_customXY has actually been done…. Do that today.. work on this in Sandbox..</text:p>
      <text:p text:style-name="P3"/>
      <text:p text:style-name="P3">Okay… something weird is going on…. reflectivity_calculation is refusing to compile even after I have commented out the custom_xy part. Or rather it does compile, but then setting to ‘mex’ in ‘reflectivity_calculation_wrapper’ crashed with ‘not enough input arguments’. This is weir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0T11:30:54.024628836</meta:creation-date>
    <dc:date>2020-09-10T14:15:29.153389408</dc:date>
    <meta:editing-duration>PT2H44M34S</meta:editing-duration>
    <meta:editing-cycles>3</meta:editing-cycles>
    <meta:generator>LibreOffice/6.0.7.3$Linux_X86_64 LibreOffice_project/dc89aa7a9eabfd848af146d5086077aeed2ae4a5</meta:generator>
    <meta:document-statistic meta:table-count="0" meta:image-count="0" meta:object-count="0" meta:page-count="1" meta:paragraph-count="5" meta:word-count="128" meta:character-count="861" meta:non-whitespace-character-count="736"/>
  </office:meta>
</office:document-meta>
</file>